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4e9" officeooo:paragraph-rsid="0001a4e9"/>
    </style:style>
    <style:style style:name="P2" style:family="paragraph" style:parent-style-name="Standard">
      <style:text-properties officeooo:rsid="000d05fc" officeooo:paragraph-rsid="0001a4e9"/>
    </style:style>
    <style:style style:name="P3" style:family="paragraph" style:parent-style-name="Standard">
      <style:text-properties officeooo:rsid="002e62bd" officeooo:paragraph-rsid="0002cb37"/>
    </style:style>
    <style:style style:name="P4" style:family="paragraph" style:parent-style-name="Standard">
      <style:text-properties officeooo:rsid="00c8b617" officeooo:paragraph-rsid="0003dbad"/>
    </style:style>
    <style:style style:name="P5" style:family="paragraph" style:parent-style-name="Standard">
      <style:text-properties officeooo:rsid="00054b25" officeooo:paragraph-rsid="00054b25"/>
    </style:style>
    <style:style style:name="P6" style:family="paragraph" style:parent-style-name="Standard">
      <style:text-properties fo:font-weight="normal" officeooo:rsid="004e48d5" officeooo:paragraph-rsid="00054b25" style:font-weight-asian="normal" style:font-weight-complex="normal"/>
    </style:style>
    <style:style style:name="P7" style:family="paragraph" style:parent-style-name="Standard">
      <style:text-properties fo:font-weight="normal" officeooo:rsid="00520a54" officeooo:paragraph-rsid="0007242f" style:font-weight-asian="normal" style:font-weight-complex="normal"/>
    </style:style>
    <style:style style:name="P8" style:family="paragraph" style:parent-style-name="Standard">
      <style:text-properties officeooo:rsid="002dcd15" officeooo:paragraph-rsid="00054b25"/>
    </style:style>
    <style:style style:name="P9" style:family="paragraph" style:parent-style-name="Standard">
      <style:text-properties officeooo:rsid="004e48d5" officeooo:paragraph-rsid="00054b25"/>
    </style:style>
    <style:style style:name="P10" style:family="paragraph" style:parent-style-name="Standard">
      <style:text-properties officeooo:rsid="004ebf7d" officeooo:paragraph-rsid="0007242f"/>
    </style:style>
    <style:style style:name="P11" style:family="paragraph" style:parent-style-name="Standard">
      <style:text-properties officeooo:rsid="00520a54" officeooo:paragraph-rsid="0007242f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4e48d5" officeooo:paragraph-rsid="00054b25" style:font-weight-asian="normal" style:font-weight-complex="normal"/>
    </style:style>
    <style:style style:name="T1" style:family="text">
      <style:text-properties officeooo:rsid="0031564d"/>
    </style:style>
    <style:style style:name="T2" style:family="text">
      <style:text-properties officeooo:rsid="00cd3aff"/>
    </style:style>
    <style:style style:name="T3" style:family="text">
      <style:text-properties officeooo:rsid="00ca4a7d"/>
    </style:style>
    <style:style style:name="T4" style:family="text">
      <style:text-properties officeooo:rsid="0053b8b7"/>
    </style:style>
    <style:style style:name="T5" style:family="text">
      <style:text-properties officeooo:rsid="004f20b8"/>
    </style:style>
    <style:style style:name="T6" style:family="text">
      <style:text-properties officeooo:rsid="013d0bbe"/>
    </style:style>
    <style:style style:name="T7" style:family="text">
      <style:text-properties officeooo:rsid="00508b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atch notes:</text:p>
      <text:p text:style-name="P1"/>
      <text:p text:style-name="P2">Summary Results: </text:p>
      <text:p text:style-name="P2"/>
      <text:p text:style-name="P2"/>
      <text:p text:style-name="P2">Proportion of shots that are 3pt attempts, epoch 3: <text:s/>0.33</text:p>
      <text:p text:style-name="P2">Proportion of shots that are 3pt attempts, epoch 5: <text:s/>0.26</text:p>
      <text:p text:style-name="P2"/>
      <text:p text:style-name="P2"/>
      <text:p text:style-name="P2">3pt fg %, epoch 3: <text:s/>0.33</text:p>
      <text:p text:style-name="P2">3pt fg %, epoch 5: <text:s/>0.37</text:p>
      <text:p text:style-name="P2">Change in 3pt fg %: <text:s/>-0.04</text:p>
      <text:p text:style-name="P2"/>
      <text:p text:style-name="P2"/>
      <text:p text:style-name="P2">Overall eFG %, epoch 3: <text:s/>0.48</text:p>
      <text:p text:style-name="P2">Overall eFG %, epoch 5: <text:s/>0.51</text:p>
      <text:p text:style-name="P2">Change in Overall eFG %: <text:s/>-0.02</text:p>
      <text:p text:style-name="P2"/>
      <text:p text:style-name="P2"/>
      <text:p text:style-name="P2"/>
      <text:p text:style-name="P3">Above figure. <text:span text:style-name="T1">What's in the figure: the figure shows the total number of shot attempts taken during the entire 2014-2015 season in the league, with X many seconds left on the game clock in the quarter. For example: there were around 200 total shots taken with about 50 seconds left on the clock. </text:span></text:p>
      <text:p text:style-name="P3"/>
      <text:p text:style-name="P4">The figure <text:span text:style-name="T2">above </text:span>shows how many shots were taken with a given amount of time remaining in the quarter, <text:span text:style-name="T3">zoomed in to the last minute of the quarter (here, using only quarters one thru three, dropping the fourth quarter because of end-of-game complications.)</text:span></text:p>
      <text:p text:style-name="P4"/>
      <text:p text:style-name="P4"/>
      <text:p text:style-name="P5">Further analysis ideas:</text:p>
      <text:p text:style-name="P8"/>
      <text:p text:style-name="P9">more – alt. </text:p>
      <text:p text:style-name="P9">Do Shot Quality based on Expected Value of the shooter taking the shot. </text:p>
      <text:p text:style-name="P6">Then it's just an EV calc between epochs. </text:p>
      <text:p text:style-name="P6"/>
      <text:p text:style-name="P6">– </text:p>
      <text:p text:style-name="P10">Furthermore, during a smoothed per-second analysis during and around the two-for-one window <text:span text:style-name="T5">(from 40 to 27 seconds)</text:span>, we can see a decrease <text:span text:style-name="T6">in </text:span>3pt shooting efficiency <text:span text:style-name="T7">(Figure X, red line)</text:span> of about 10 percentage points, from about 57% to 47%. </text:p>
      <text:p text:style-name="P11"/>
      <text:p text:style-name="P7">Interp<text:span text:style-name="T4">retation: during the two-for-one window, three-point shots get worse as you approach the 27 second mark, as players get more antsy just to get off any shot. 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0:43:47.604000000</meta:creation-date>
    <dc:date>2015-09-14T20:18:23.125000000</dc:date>
    <meta:editing-duration>P2DT48M14S</meta:editing-duration>
    <meta:editing-cycles>5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19" meta:word-count="249" meta:character-count="1415" meta:non-whitespace-character-count="1167"/>
  </office:meta>
</office:document-meta>
</file>